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Management.getUserRepository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Management.setUsersStore( UsersStore users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ment.addUser( String userName , String password , String reposi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ment.getAlias( String userName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Management.unsetAlias( String userName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Management.verifyExists( String userName , String reposi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ment.listAllUsers(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Management.setAlias( String userName , String aliasUserName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Management.setPassword( String userName , String password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Management.getJamesUser( String userName , String repositor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Management.unsetForwardAddress( String userName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Management.setLocalUsers( UsersRepository local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ment.deleteUser( String userName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Management.getUserRepository( String repositor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Management.countUsers( String reposi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ment.setForwardAddress( String userName , String forwardEmailAddress , String repositor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Management.service( final ServiceManager component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Management.getForwardAddress( String userName ,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